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68d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68d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68d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68d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68d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68d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68d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68d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68d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68d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68d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68d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68d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68d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68d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68d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68d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Hillary Isabela Boutto Meji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194855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Henris Hernando Bboutto Medin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24846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7.3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7" meta:non-whitespace-character-count="1009"/>
    <meta:template xlink:type="simple" xlink:actuate="onRequest" xlink:title="Normal" xlink:href=""/>
  </office:meta>
</office:document-meta>
</file>